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80000017CAD53154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size="11pt" officeooo:rsid="00052d1a" officeooo:paragraph-rsid="00052d1a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20792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paragraph-rsid="00020792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4pt" officeooo:paragraph-rsid="00020792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18pt" officeooo:paragraph-rsid="00020792" style:font-size-asian="15.75pt" style:font-size-complex="18pt"/>
    </style:style>
    <style:style style:name="P6" style:family="paragraph" style:parent-style-name="Standard">
      <style:paragraph-properties fo:text-align="justify" style:justify-single-word="false" fo:break-before="page"/>
      <style:text-properties fo:font-size="14pt" officeooo:paragraph-rsid="00020792" style:font-size-asian="12.25pt" style:font-size-complex="14pt"/>
    </style:style>
    <style:style style:name="P7" style:family="paragraph" style:parent-style-name="Heading_20_1">
      <style:text-properties officeooo:paragraph-rsid="00020792"/>
    </style:style>
    <style:style style:name="P8" style:family="paragraph" style:parent-style-name="Heading_20_2">
      <style:text-properties officeooo:rsid="00020792" officeooo:paragraph-rsid="00020792"/>
    </style:style>
    <style:style style:name="P9" style:family="paragraph" style:parent-style-name="Header">
      <style:text-properties officeooo:rsid="00020792" officeooo:paragraph-rsid="00020792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T1" style:family="text">
      <style:text-properties officeooo:rsid="000207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jet iSlide</text:p>
      <text:p text:style-name="P5">Spécifications <text:span text:style-name="T1">techniques</text:span> v1.0</text:p>
      <text:p text:style-name="P2"><text:span text:style-name="T1">10</text:span> janvier 2014</text:p>
      <text:p text:style-name="P2">Projet informatiqu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  <text:p text:style-name="P11"><text:a xlink:type="simple" xlink:href="#__RefHeading__565_602610742" text:style-name="Index_20_Link" text:visited-style-name="Index_20_Link">1. Titre 1<text:tab/>3</text:a></text:p>
          <text:p text:style-name="P10"><text:a xlink:type="simple" xlink:href="#__RefHeading__567_602610742" text:style-name="Index_20_Link" text:visited-style-name="Index_20_Link">1.1. Titre 2<text:tab/>3</text:a></text:p>
        </text:index-body>
      </text:table-of-content>
      <text:p text:style-name="P3"/>
      <text:p text:style-name="P6"/>
      <text:h text:style-name="P7" text:outline-level="1"><text:bookmark-start text:name="__RefHeading__565_602610742"/><text:span text:style-name="T1">Titre 1</text:span><text:bookmark-end text:name="__RefHeading__565_602610742"/></text:h>
      <text:h text:style-name="P8" text:outline-level="2"><text:bookmark-start text:name="__RefHeading__567_602610742"/>Titre 2<text:bookmark-end text:name="__RefHeading__567_602610742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0792" officeooo:paragraph-rsid="00020792"/>
    </style:style>
    <style:style style:name="MT1" style:family="text">
      <style:text-properties officeooo:rsid="0002079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13.714cm" svg:y="-0.413cm" svg:width="3.173cm" svg:height="1.554cm" draw:z-index="0"><draw:image xlink:href="Pictures/10000000000003180000017CAD531543.jpg" xlink:type="simple" xlink:show="embed" xlink:actuate="onLoad"/></draw:frame>Université du Havre</text:p>
        <text:p text:style-name="MP1">Master 2 informatique</text:p>
      </style:header>
      <style:footer>
        <text:p text:style-name="Footer"><text:span text:style-name="MT1"><text:tab/></text:span><text:span text:style-name="MT1"><text:initial-creator/></text:span><text:span text:style-name="MT1">T.Boisard, G.Calix, B.Mercier, MF.Saidane<text:tab/></text:span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22:34:00.330877000</meta:creation-date>
    <dc:date>2014-01-10T22:48:34.450002000</dc:date>
    <meta:editing-duration>PT2M50S</meta:editing-duration>
    <meta:editing-cycles>4</meta:editing-cycles>
    <meta:generator>LibreOffice/4.1.4.2$MacOSX_x86 LibreOffice_project/0a0440ccc0227ad9829de5f46be37cfb6edcf72</meta:generator>
    <meta:document-statistic meta:table-count="0" meta:image-count="1" meta:object-count="0" meta:page-count="3" meta:paragraph-count="12" meta:word-count="38" meta:character-count="229" meta:non-whitespace-character-count="202"/>
  </office:meta>
</office:document-meta>
</file>